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e6e6ff" draw:textarea-vertical-align="middle"/>
    </style:style>
    <style:style style:name="gr5" style:family="graphic" style:parent-style-name="standard">
      <style:graphic-properties draw:fill="solid" draw:fill-color="#ff3366" draw:textarea-vertical-align="middle"/>
    </style:style>
    <style:style style:name="gr6" style:family="graphic" style:parent-style-name="standard">
      <style:graphic-properties draw:fill="solid" draw:fill-color="#dc2300" draw:textarea-vertical-align="middle"/>
    </style:style>
    <style:style style:name="gr7" style:family="graphic" style:parent-style-name="standard">
      <style:graphic-properties draw:fill="solid" draw:fill-color="#b84700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00dcff" draw:textarea-vertical-align="middle"/>
    </style:style>
    <style:style style:name="gr10" style:family="graphic" style:parent-style-name="standard">
      <style:graphic-properties draw:fill="solid" draw:fill-color="#00cccc" draw:textarea-vertical-align="middle"/>
    </style:style>
    <style:style style:name="gr11" style:family="graphic" style:parent-style-name="standard">
      <style:graphic-properties draw:fill="solid" draw:fill-color="#23b8dc" draw:textarea-vertical-align="middle"/>
    </style:style>
    <style:style style:name="gr12" style:family="graphic" style:parent-style-name="standard">
      <style:graphic-properties draw:fill="solid" draw:fill-color="#355e00" draw:textarea-vertical-align="middle"/>
    </style:style>
    <style:style style:name="gr13" style:family="graphic" style:parent-style-name="standard">
      <style:graphic-properties draw:fill="solid" draw:fill-color="#5c8526" draw:textarea-vertical-align="middle"/>
    </style:style>
    <style:style style:name="gr14" style:family="graphic" style:parent-style-name="standard">
      <style:graphic-properties draw:fill="solid" draw:fill-color="#7da647" draw:textarea-vertical-align="middle"/>
    </style:style>
    <style:style style:name="gr15" style:family="graphic" style:parent-style-name="standard">
      <style:graphic-properties draw:fill="solid" draw:fill-color="#e6ff00" draw:textarea-vertical-align="middle"/>
    </style:style>
    <style:style style:name="gr16" style:family="graphic" style:parent-style-name="standard">
      <style:graphic-properties draw:fill="solid" draw:fill-color="#ffff99" draw:textarea-vertical-align="middle"/>
    </style:style>
    <style:style style:name="gr17" style:family="graphic" style:parent-style-name="standard">
      <style:graphic-properties draw:fill="solid" draw:fill-color="#cc6633" draw:textarea-vertical-align="middle"/>
    </style:style>
    <style:style style:name="gr18" style:family="graphic" style:parent-style-name="standard">
      <style:graphic-properties draw:fill="solid" draw:fill-color="#ff6633" draw:textarea-vertical-align="middle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tro" draw:style-name="dp1" draw:master-page-name="Default">
        <draw:frame draw:style-name="gr1" draw:text-style-name="P1" draw:layer="layout" svg:width="15.4cm" svg:height="5.55cm" svg:x="7.8cm" svg:y="6.85cm">
          <draw:text-box>
            <text:p text:style-name="P1"><text:span text:style-name="T1">Work Breakdown Structure</text:span></text:p>
          </draw:text-box>
        </draw:frame>
        <draw:rect draw:style-name="gr2" draw:text-style-name="P2" draw:layer="layout" svg:width="6.9cm" svg:height="1.7cm" svg:x="12.4cm" svg:y="9cm">
          <text:p text:style-name="P2">Project</text:p>
        </draw:rect>
        <draw:rect draw:style-name="gr2" draw:text-style-name="P2" draw:layer="layout" svg:width="3.6cm" svg:height="1.117cm" svg:x="5.1cm" svg:y="12.383cm">
          <text:p text:style-name="P2">Analysis</text:p>
        </draw:rect>
        <draw:rect draw:style-name="gr2" draw:text-style-name="P2" draw:layer="layout" svg:width="3.6cm" svg:height="1.117cm" svg:x="9.3cm" svg:y="12.383cm">
          <text:p text:style-name="P2">Design</text:p>
        </draw:rect>
        <draw:rect draw:style-name="gr2" draw:text-style-name="P2" draw:layer="layout" svg:width="3.6cm" svg:height="1.117cm" svg:x="13.6cm" svg:y="12.383cm">
          <text:p text:style-name="P2">Code</text:p>
        </draw:rect>
        <draw:rect draw:style-name="gr2" draw:text-style-name="P2" draw:layer="layout" svg:width="3.6cm" svg:height="1.117cm" svg:x="18cm" svg:y="12.383cm">
          <text:p text:style-name="P2">Testing</text:p>
        </draw:rect>
        <draw:rect draw:style-name="gr2" draw:text-style-name="P3" draw:layer="layout" svg:width="3.6cm" svg:height="1.117cm" svg:x="22.4cm" svg:y="12.383cm">
          <text:p text:style-name="P3"><text:span text:style-name="T2">Implementation</text:span></text:p>
        </draw:rect>
        <draw:line draw:style-name="gr3" draw:text-style-name="P2" draw:layer="layout" svg:x1="12.4cm" svg:y1="10.7cm" svg:x2="8.6cm" svg:y2="12.4cm">
          <text:p/>
        </draw:line>
        <draw:line draw:style-name="gr3" draw:text-style-name="P2" draw:layer="layout" svg:x1="13cm" svg:y1="10.7cm" svg:x2="11.8cm" svg:y2="12.4cm">
          <text:p/>
        </draw:line>
        <draw:line draw:style-name="gr3" draw:text-style-name="P2" draw:layer="layout" svg:x1="15.4cm" svg:y1="10.7cm" svg:x2="15.4cm" svg:y2="12.4cm">
          <text:p/>
        </draw:line>
        <draw:line draw:style-name="gr3" draw:text-style-name="P2" draw:layer="layout" svg:x1="17.7cm" svg:y1="10.7cm" svg:x2="18.9cm" svg:y2="12.4cm">
          <text:p/>
        </draw:line>
        <draw:line draw:style-name="gr3" draw:text-style-name="P2" draw:layer="layout" svg:x1="19.3cm" svg:y1="10.7cm" svg:x2="22.5cm" svg:y2="12.4cm">
          <text:p/>
        </draw:line>
      </draw:page>
      <draw:page draw:name="page2" draw:style-name="dp1" draw:master-page-name="Default">
        <draw:rect draw:style-name="gr4" draw:text-style-name="P2" draw:layer="layout" svg:width="14.2cm" svg:height="2.8cm" svg:x="1.3cm" svg:y="12.1cm">
          <text:p/>
        </draw:rect>
        <draw:rect draw:style-name="gr4" draw:text-style-name="P2" draw:layer="layout" svg:width="28.1cm" svg:height="2.8cm" svg:x="0.8cm" svg:y="7.5cm">
          <text:p/>
        </draw:rect>
        <draw:rect draw:style-name="gr5" draw:text-style-name="P4" draw:layer="layout" svg:width="26.8cm" svg:height="3.1cm" svg:x="1.4cm" svg:y="1.4cm">
          <text:p text:style-name="P4"><text:span text:style-name="T3">Analysis</text:span></text:p>
        </draw:rect>
        <draw:rect draw:style-name="gr6" draw:text-style-name="P5" draw:layer="layout" svg:width="5.204cm" svg:height="1.614cm" svg:x="1cm" svg:y="8cm">
          <text:p text:style-name="P5"><text:span text:style-name="T4">Requirements</text:span></text:p>
        </draw:rect>
        <draw:rect draw:style-name="gr6" draw:text-style-name="P5" draw:layer="layout" svg:width="5.204cm" svg:height="1.614cm" svg:x="6.596cm" svg:y="8cm">
          <text:p text:style-name="P5"><text:span text:style-name="T4">User Inputs</text:span></text:p>
        </draw:rect>
        <draw:rect draw:style-name="gr6" draw:text-style-name="P5" draw:layer="layout" svg:width="5.204cm" svg:height="1.614cm" svg:x="12.2cm" svg:y="8cm">
          <text:p text:style-name="P5"><text:span text:style-name="T4">Outputs</text:span></text:p>
        </draw:rect>
        <draw:rect draw:style-name="gr6" draw:text-style-name="P5" draw:layer="layout" svg:width="5.204cm" svg:height="1.614cm" svg:x="17.796cm" svg:y="8cm">
          <text:p text:style-name="P5"><text:span text:style-name="T4">Printouts</text:span></text:p>
        </draw:rect>
        <draw:rect draw:style-name="gr6" draw:text-style-name="P5" draw:layer="layout" svg:width="5.204cm" svg:height="1.614cm" svg:x="23.4cm" svg:y="8cm">
          <text:p text:style-name="P5"><text:span text:style-name="T4">Potential Issues</text:span></text:p>
        </draw:rect>
        <draw:line draw:style-name="gr3" draw:text-style-name="P2" draw:layer="layout" svg:x1="14.8cm" svg:y1="4.5cm" svg:x2="14.8cm" svg:y2="7.5cm">
          <text:p/>
        </draw:line>
        <draw:rect draw:style-name="gr7" draw:text-style-name="P2" draw:layer="layout" svg:width="4.1cm" svg:height="2.2cm" svg:x="1.6cm" svg:y="12.4cm">
          <text:p text:style-name="P2">Functional</text:p>
          <text:p text:style-name="P2"><text:s/>Requirements</text:p>
          <text:p text:style-name="P2"/>
        </draw:rect>
        <draw:rect draw:style-name="gr7" draw:text-style-name="P2" draw:layer="layout" svg:width="4.1cm" svg:height="2.2cm" svg:x="6.3cm" svg:y="12.4cm">
          <text:p text:style-name="P2"><text:span text:style-name="T5">Non-Functional</text:span></text:p>
          <text:p text:style-name="P2"><text:span text:style-name="T5"><text:s/></text:span><text:span text:style-name="T5">Requirements</text:span></text:p>
          <text:p text:style-name="P2"/>
        </draw:rect>
        <draw:rect draw:style-name="gr7" draw:text-style-name="P2" draw:layer="layout" svg:width="4.1cm" svg:height="2.2cm" svg:x="11cm" svg:y="12.4cm">
          <text:p text:style-name="P2">Technical</text:p>
          <text:p text:style-name="P2"><text:s/>Requirements</text:p>
          <text:p text:style-name="P2"/>
        </draw:rect>
        <draw:line draw:style-name="gr8" draw:text-style-name="P2" draw:layer="layout" svg:x1="3.6cm" svg:y1="11cm" svg:x2="8.4cm" svg:y2="11cm">
          <text:p/>
        </draw:line>
        <draw:line draw:style-name="gr3" draw:text-style-name="P2" draw:layer="layout" svg:x1="8.4cm" svg:y1="11cm" svg:x2="8.4cm" svg:y2="12.1cm">
          <text:p/>
        </draw:line>
        <draw:line draw:style-name="gr8" draw:text-style-name="P2" draw:layer="layout" svg:x1="3.6cm" svg:y1="9.6cm" svg:x2="3.6cm" svg:y2="11cm">
          <text:p/>
        </draw:line>
      </draw:page>
      <draw:page draw:name="page3" draw:style-name="dp1" draw:master-page-name="Default">
        <draw:rect draw:style-name="gr4" draw:text-style-name="P2" draw:layer="layout" svg:width="25.3cm" svg:height="3.6cm" svg:x="2.7cm" svg:y="15.3cm">
          <text:p/>
        </draw:rect>
        <draw:rect draw:style-name="gr4" draw:text-style-name="P2" draw:layer="layout" svg:width="19.1cm" svg:height="2.3cm" svg:x="9.4cm" svg:y="11.2cm">
          <text:p/>
        </draw:rect>
        <draw:rect draw:style-name="gr4" draw:text-style-name="P2" draw:layer="layout" svg:width="27.7cm" svg:height="5.3cm" svg:x="1cm" svg:y="5.3cm">
          <text:p/>
        </draw:rect>
        <draw:rect draw:style-name="gr9" draw:text-style-name="P4" draw:layer="layout" svg:width="26.8cm" svg:height="3.1cm" svg:x="1.4cm" svg:y="1.4cm">
          <text:p text:style-name="P4"><text:span text:style-name="T3">Design</text:span></text:p>
        </draw:rect>
        <draw:rect draw:style-name="gr10" draw:text-style-name="P6" draw:layer="layout" svg:width="5.204cm" svg:height="1.614cm" svg:x="1.096cm" svg:y="5.7cm">
          <text:p text:style-name="P6"><text:span text:style-name="T6">General </text:span></text:p>
          <text:p text:style-name="P6"><text:span text:style-name="T6">Templates</text:span></text:p>
        </draw:rect>
        <draw:rect draw:style-name="gr10" draw:text-style-name="P5" draw:layer="layout" svg:width="5.204cm" svg:height="1.614cm" svg:x="6.692cm" svg:y="5.7cm">
          <text:p text:style-name="P5"><text:span text:style-name="T4">Public Survey</text:span></text:p>
        </draw:rect>
        <draw:rect draw:style-name="gr10" draw:text-style-name="P6" draw:layer="layout" svg:width="5.204cm" svg:height="1.614cm" svg:x="12.296cm" svg:y="5.7cm">
          <text:p text:style-name="P6"><text:span text:style-name="T6">UML Class</text:span></text:p>
          <text:p text:style-name="P6"><text:span text:style-name="T6">Diagrams</text:span></text:p>
        </draw:rect>
        <draw:rect draw:style-name="gr10" draw:text-style-name="P5" draw:layer="layout" svg:width="5.204cm" svg:height="1.614cm" svg:x="17.892cm" svg:y="5.7cm">
          <text:p text:style-name="P5"><text:span text:style-name="T4">Pseudocode</text:span></text:p>
        </draw:rect>
        <draw:rect draw:style-name="gr10" draw:text-style-name="P5" draw:layer="layout" svg:width="5.204cm" svg:height="1.614cm" svg:x="23.496cm" svg:y="5.7cm">
          <text:p text:style-name="P5"><text:span text:style-name="T4">Algorithms</text:span></text:p>
        </draw:rect>
        <draw:line draw:style-name="gr3" draw:text-style-name="P2" draw:layer="layout" svg:x1="14.8cm" svg:y1="4.5cm" svg:x2="14.8cm" svg:y2="5.4cm">
          <text:p/>
        </draw:line>
        <draw:rect draw:style-name="gr10" draw:text-style-name="P6" draw:layer="layout" svg:width="5.204cm" svg:height="1.614cm" svg:x="3.896cm" svg:y="8.5cm">
          <text:p text:style-name="P6"><text:span text:style-name="T6">Note </text:span></text:p>
          <text:p text:style-name="P6"><text:span text:style-name="T6">Inconsistencies</text:span></text:p>
        </draw:rect>
        <draw:rect draw:style-name="gr10" draw:text-style-name="P6" draw:layer="layout" svg:width="5.204cm" svg:height="1.614cm" svg:x="9.6cm" svg:y="8.5cm">
          <text:p text:style-name="P6"><text:span text:style-name="T6">GUI Design</text:span></text:p>
        </draw:rect>
        <draw:rect draw:style-name="gr10" draw:text-style-name="P6" draw:layer="layout" svg:width="5.204cm" svg:height="1.614cm" svg:x="15.3cm" svg:y="8.5cm">
          <text:p text:style-name="P6"><text:span text:style-name="T6">Test Plan</text:span></text:p>
        </draw:rect>
        <draw:rect draw:style-name="gr10" draw:text-style-name="P6" draw:layer="layout" svg:width="5.204cm" svg:height="1.614cm" svg:x="20.996cm" svg:y="8.486cm">
          <text:p text:style-name="P6"><text:span text:style-name="T6">Storyboard</text:span></text:p>
        </draw:rect>
        <draw:line draw:style-name="gr8" draw:text-style-name="P2" draw:layer="layout" svg:x1="26cm" svg:y1="7.3cm" svg:x2="26cm" svg:y2="7.9cm">
          <text:p/>
        </draw:line>
        <draw:line draw:style-name="gr8" draw:text-style-name="P2" draw:layer="layout" svg:x1="26cm" svg:y1="7.9cm" svg:x2="27.5cm" svg:y2="7.9cm">
          <text:p/>
        </draw:line>
        <draw:line draw:style-name="gr8" draw:text-style-name="P2" draw:layer="layout" svg:x1="27.5cm" svg:y1="7.9cm" svg:x2="27.5cm" svg:y2="10.7cm">
          <text:p/>
        </draw:line>
        <draw:line draw:style-name="gr8" draw:text-style-name="P2" draw:layer="layout" svg:x1="27.5cm" svg:y1="10.7cm" svg:x2="19.3cm" svg:y2="10.7cm">
          <text:p/>
        </draw:line>
        <draw:rect draw:style-name="gr11" draw:text-style-name="P2" draw:layer="layout" svg:width="6cm" svg:height="1.3cm" svg:x="16.1cm" svg:y="11.8cm">
          <text:p text:style-name="P2">Alternative Methods</text:p>
        </draw:rect>
        <draw:rect draw:style-name="gr11" draw:text-style-name="P7" draw:layer="layout" svg:width="6cm" svg:height="1.3cm" svg:x="9.9cm" svg:y="11.8cm">
          <text:p text:style-name="P7"><text:span text:style-name="T5">Calculate Complexity</text:span></text:p>
        </draw:rect>
        <draw:rect draw:style-name="gr11" draw:text-style-name="P7" draw:layer="layout" svg:width="6cm" svg:height="1.3cm" svg:x="22.3cm" svg:y="11.8cm">
          <text:p text:style-name="P7"><text:span text:style-name="T5">Mathematical</text:span></text:p>
          <text:p text:style-name="P7"><text:span text:style-name="T5">Proofing</text:span></text:p>
        </draw:rect>
        <draw:line draw:style-name="gr3" draw:text-style-name="P2" draw:layer="layout" svg:x1="19.3cm" svg:y1="10.7cm" svg:x2="19.3cm" svg:y2="11.3cm">
          <text:p/>
        </draw:line>
        <draw:rect draw:style-name="gr11" draw:text-style-name="P7" draw:layer="layout" svg:width="6cm" svg:height="1.3cm" svg:x="2.9cm" svg:y="15.6cm">
          <text:p text:style-name="P7"><text:span text:style-name="T5">Draft Forms</text:span></text:p>
        </draw:rect>
        <draw:rect draw:style-name="gr11" draw:text-style-name="P7" draw:layer="layout" svg:width="6cm" svg:height="1.3cm" svg:x="9.2cm" svg:y="15.6cm">
          <text:p text:style-name="P7"><text:span text:style-name="T5">Technical Drawings</text:span></text:p>
        </draw:rect>
        <draw:rect draw:style-name="gr11" draw:text-style-name="P7" draw:layer="layout" svg:width="6cm" svg:height="1.3cm" svg:x="15.5cm" svg:y="15.6cm">
          <text:p text:style-name="P7"><text:span text:style-name="T5">Output Templates</text:span></text:p>
        </draw:rect>
        <draw:rect draw:style-name="gr11" draw:text-style-name="P7" draw:layer="layout" svg:width="6cm" svg:height="1.3cm" svg:x="21.8cm" svg:y="15.6cm">
          <text:p text:style-name="P7"><text:span text:style-name="T5">Input Templates</text:span></text:p>
        </draw:rect>
        <draw:rect draw:style-name="gr11" draw:text-style-name="P7" draw:layer="layout" svg:width="6cm" svg:height="1.3cm" svg:x="12.6cm" svg:y="17.3cm">
          <text:p text:style-name="P7"><text:span text:style-name="T5">Print-Out Templates</text:span></text:p>
        </draw:rect>
        <draw:line draw:style-name="gr8" draw:text-style-name="P2" draw:layer="layout" svg:x1="12.2cm" svg:y1="10.1cm" svg:x2="12.2cm" svg:y2="10.8cm">
          <text:p/>
        </draw:line>
        <draw:line draw:style-name="gr8" draw:text-style-name="P2" draw:layer="layout" svg:x1="12.2cm" svg:y1="10.8cm" svg:x2="9cm" svg:y2="10.8cm">
          <text:p/>
        </draw:line>
        <draw:line draw:style-name="gr8" draw:text-style-name="P2" draw:layer="layout" svg:x1="9cm" svg:y1="10.8cm" svg:x2="9cm" svg:y2="14.4cm">
          <text:p/>
        </draw:line>
        <draw:line draw:style-name="gr8" draw:text-style-name="P2" draw:layer="layout" svg:x1="9cm" svg:y1="14.4cm" svg:x2="15.3cm" svg:y2="14.4cm">
          <text:p/>
        </draw:line>
        <draw:line draw:style-name="gr3" draw:text-style-name="P2" draw:layer="layout" svg:x1="15.3cm" svg:y1="14.4cm" svg:x2="15.3cm" svg:y2="15.3cm">
          <text:p/>
        </draw:line>
      </draw:page>
      <draw:page draw:name="page4" draw:style-name="dp1" draw:master-page-name="Default">
        <draw:rect draw:style-name="gr4" draw:text-style-name="P2" draw:layer="layout" svg:width="12.8cm" svg:height="3.4cm" svg:x="1cm" svg:y="11.7cm">
          <text:p/>
        </draw:rect>
        <draw:rect draw:style-name="gr4" draw:text-style-name="P2" draw:layer="layout" svg:width="27.7cm" svg:height="4.4cm" svg:x="1cm" svg:y="5.3cm">
          <text:p/>
        </draw:rect>
        <draw:rect draw:style-name="gr12" draw:text-style-name="P4" draw:layer="layout" svg:width="26.8cm" svg:height="3.1cm" svg:x="1.4cm" svg:y="1.4cm">
          <text:p text:style-name="P4"><text:span text:style-name="T3">Code</text:span></text:p>
        </draw:rect>
        <draw:rect draw:style-name="gr13" draw:text-style-name="P7" draw:layer="layout" svg:width="5.204cm" svg:height="1.614cm" svg:x="1.096cm" svg:y="5.7cm">
          <text:p text:style-name="P7"><text:span text:style-name="T5">Split Coding Tasks</text:span></text:p>
        </draw:rect>
        <draw:rect draw:style-name="gr13" draw:text-style-name="P5" draw:layer="layout" svg:width="5.204cm" svg:height="1.614cm" svg:x="6.692cm" svg:y="5.7cm">
          <text:p text:style-name="P5"><text:span text:style-name="T4">Debug</text:span></text:p>
        </draw:rect>
        <draw:rect draw:style-name="gr13" draw:text-style-name="P6" draw:layer="layout" svg:width="5.204cm" svg:height="1.614cm" svg:x="12.296cm" svg:y="5.7cm">
          <text:p text:style-name="P6"><text:span text:style-name="T6">Create GUI</text:span></text:p>
        </draw:rect>
        <draw:rect draw:style-name="gr13" draw:text-style-name="P8" draw:layer="layout" svg:width="5.204cm" svg:height="1.614cm" svg:x="17.892cm" svg:y="5.7cm">
          <text:p text:style-name="P8"><text:span text:style-name="T7">Optimisation</text:span></text:p>
        </draw:rect>
        <draw:rect draw:style-name="gr13" draw:text-style-name="P6" draw:layer="layout" svg:width="5.204cm" svg:height="1.614cm" svg:x="23.496cm" svg:y="5.7cm">
          <text:p text:style-name="P6"><text:span text:style-name="T6">Modular Testing</text:span></text:p>
        </draw:rect>
        <draw:line draw:style-name="gr3" draw:text-style-name="P2" draw:layer="layout" svg:x1="14.8cm" svg:y1="4.5cm" svg:x2="14.8cm" svg:y2="5.4cm">
          <text:p/>
        </draw:line>
        <draw:rect draw:style-name="gr14" draw:text-style-name="P7" draw:layer="layout" svg:width="6cm" svg:height="1.3cm" svg:x="1.2cm" svg:y="12cm">
          <text:p text:style-name="P7"><text:span text:style-name="T5">Class Code</text:span></text:p>
        </draw:rect>
        <draw:rect draw:style-name="gr14" draw:text-style-name="P7" draw:layer="layout" svg:width="6cm" svg:height="1.3cm" svg:x="7.5cm" svg:y="12cm">
          <text:p text:style-name="P7"><text:span text:style-name="T5">Algorithm Code</text:span></text:p>
        </draw:rect>
        <draw:rect draw:style-name="gr14" draw:text-style-name="P7" draw:layer="layout" svg:width="6cm" svg:height="1.3cm" svg:x="1.2cm" svg:y="13.5cm">
          <text:p text:style-name="P7"><text:span text:style-name="T5">Integration Code</text:span></text:p>
        </draw:rect>
        <draw:rect draw:style-name="gr14" draw:text-style-name="P7" draw:layer="layout" svg:width="6cm" svg:height="1.3cm" svg:x="7.5cm" svg:y="13.5cm">
          <text:p text:style-name="P7"><text:span text:style-name="T5">Graphics Rendering</text:span></text:p>
          <text:p text:style-name="P7"><text:span text:style-name="T5"><text:s/></text:span><text:span text:style-name="T5">Code</text:span></text:p>
        </draw:rect>
        <draw:line draw:style-name="gr8" draw:text-style-name="P2" draw:layer="layout" svg:x1="3.5cm" svg:y1="7.3cm" svg:x2="3.5cm" svg:y2="8.7cm">
          <text:p/>
        </draw:line>
        <draw:line draw:style-name="gr8" draw:text-style-name="P2" draw:layer="layout" svg:x1="3.5cm" svg:y1="8.7cm" svg:x2="7.3cm" svg:y2="8.7cm">
          <text:p/>
        </draw:line>
        <draw:line draw:style-name="gr3" draw:text-style-name="P2" draw:layer="layout" svg:x1="7.3cm" svg:y1="8.7cm" svg:x2="7.3cm" svg:y2="11.8cm">
          <text:p/>
        </draw:line>
        <draw:rect draw:style-name="gr4" draw:text-style-name="P2" draw:layer="layout" svg:width="6.5cm" svg:height="3.4cm" svg:x="21.8cm" svg:y="11.7cm">
          <text:p/>
        </draw:rect>
        <draw:rect draw:style-name="gr14" draw:text-style-name="P7" draw:layer="layout" svg:width="6cm" svg:height="1.3cm" svg:x="22cm" svg:y="12cm">
          <text:p text:style-name="P7"><text:span text:style-name="T5">Input Forms</text:span></text:p>
        </draw:rect>
        <draw:rect draw:style-name="gr14" draw:text-style-name="P7" draw:layer="layout" svg:width="6cm" svg:height="1.3cm" svg:x="22cm" svg:y="13.5cm">
          <text:p text:style-name="P7"><text:span text:style-name="T5">Output Interface</text:span></text:p>
        </draw:rect>
        <draw:line draw:style-name="gr8" draw:text-style-name="P2" draw:layer="layout" svg:x1="14.8cm" svg:y1="7.3cm" svg:x2="14.8cm" svg:y2="7.7cm">
          <text:p/>
        </draw:line>
        <draw:line draw:style-name="gr8" draw:text-style-name="P2" draw:layer="layout" svg:x1="14.8cm" svg:y1="7.7cm" svg:x2="24.9cm" svg:y2="7.7cm">
          <text:p/>
        </draw:line>
        <draw:line draw:style-name="gr3" draw:text-style-name="P2" draw:layer="layout" svg:x1="24.9cm" svg:y1="7.7cm" svg:x2="24.9cm" svg:y2="11.7cm">
          <text:p/>
        </draw:line>
        <draw:rect draw:style-name="gr13" draw:text-style-name="P5" draw:layer="layout" svg:width="5.204cm" svg:height="1.614cm" svg:x="12.3cm" svg:y="7.986cm">
          <text:p text:style-name="P5"><text:span text:style-name="T4">Remove Debug </text:span></text:p>
          <text:p text:style-name="P5"><text:span text:style-name="T4">Code</text:span></text:p>
        </draw:rect>
      </draw:page>
      <draw:page draw:name="page5" draw:style-name="dp1" draw:master-page-name="Default">
        <draw:rect draw:style-name="gr4" draw:text-style-name="P2" draw:layer="layout" svg:width="27.7cm" svg:height="4.4cm" svg:x="1cm" svg:y="5.3cm">
          <text:p/>
        </draw:rect>
        <draw:rect draw:style-name="gr15" draw:text-style-name="P4" draw:layer="layout" svg:width="26.8cm" svg:height="3.1cm" svg:x="1.4cm" svg:y="1.4cm">
          <text:p text:style-name="P4"><text:span text:style-name="T3">Testing</text:span></text:p>
        </draw:rect>
        <draw:rect draw:style-name="gr16" draw:text-style-name="P7" draw:layer="layout" svg:width="5.204cm" svg:height="1.614cm" svg:x="1.096cm" svg:y="5.7cm">
          <text:p text:style-name="P7"><text:span text:style-name="T5">Documentation</text:span></text:p>
        </draw:rect>
        <draw:rect draw:style-name="gr16" draw:text-style-name="P5" draw:layer="layout" svg:width="5.204cm" svg:height="1.614cm" svg:x="6.696cm" svg:y="5.686cm">
          <text:p text:style-name="P5"><text:span text:style-name="T4">Input Validation</text:span></text:p>
        </draw:rect>
        <draw:rect draw:style-name="gr16" draw:text-style-name="P6" draw:layer="layout" svg:width="5.204cm" svg:height="1.614cm" svg:x="12.296cm" svg:y="5.7cm">
          <text:p text:style-name="P6"><text:span text:style-name="T6">Output Testing</text:span></text:p>
        </draw:rect>
        <draw:rect draw:style-name="gr16" draw:text-style-name="P8" draw:layer="layout" svg:width="5.204cm" svg:height="1.614cm" svg:x="17.892cm" svg:y="5.7cm">
          <text:p text:style-name="P8"><text:span text:style-name="T7">Crash Testing</text:span></text:p>
        </draw:rect>
        <draw:rect draw:style-name="gr16" draw:text-style-name="P6" draw:layer="layout" svg:width="5.204cm" svg:height="1.614cm" svg:x="23.496cm" svg:y="5.7cm">
          <text:p text:style-name="P6"><text:span text:style-name="T6">Functionality </text:span></text:p>
          <text:p text:style-name="P6"><text:span text:style-name="T6">Testing</text:span></text:p>
        </draw:rect>
        <draw:line draw:style-name="gr3" draw:text-style-name="P2" draw:layer="layout" svg:x1="14.8cm" svg:y1="4.5cm" svg:x2="14.8cm" svg:y2="5.4cm">
          <text:p/>
        </draw:line>
        <draw:rect draw:style-name="gr16" draw:text-style-name="P5" draw:layer="layout" svg:width="5.204cm" svg:height="1.614cm" svg:x="9.496cm" svg:y="8cm">
          <text:p text:style-name="P5"><text:span text:style-name="T4">Platform Testing</text:span></text:p>
        </draw:rect>
        <draw:rect draw:style-name="gr16" draw:text-style-name="P5" draw:layer="layout" svg:width="5.204cm" svg:height="1.614cm" svg:x="14.996cm" svg:y="8cm">
          <text:p text:style-name="P5"><text:span text:style-name="T4">Integration </text:span></text:p>
          <text:p text:style-name="P5"><text:span text:style-name="T4">Testing</text:span></text:p>
        </draw:rect>
      </draw:page>
      <draw:page draw:name="page6" draw:style-name="dp1" draw:master-page-name="Default">
        <draw:rect draw:style-name="gr4" draw:text-style-name="P2" draw:layer="layout" svg:width="17cm" svg:height="2.3cm" svg:x="6.5cm" svg:y="5.3cm">
          <text:p/>
        </draw:rect>
        <draw:rect draw:style-name="gr17" draw:text-style-name="P4" draw:layer="layout" svg:width="26.8cm" svg:height="3.1cm" svg:x="1.4cm" svg:y="1.4cm">
          <text:p text:style-name="P4"><text:span text:style-name="T3">Integration</text:span></text:p>
        </draw:rect>
        <draw:rect draw:style-name="gr18" draw:text-style-name="P7" draw:layer="layout" svg:width="5.204cm" svg:height="1.614cm" svg:x="6.8cm" svg:y="5.686cm">
          <text:p text:style-name="P7"><text:span text:style-name="T5">Publish Application</text:span></text:p>
        </draw:rect>
        <draw:rect draw:style-name="gr18" draw:text-style-name="P5" draw:layer="layout" svg:width="5.204cm" svg:height="1.614cm" svg:x="12.4cm" svg:y="5.672cm">
          <text:p text:style-name="P5"><text:span text:style-name="T4">User Manual</text:span></text:p>
        </draw:rect>
        <draw:rect draw:style-name="gr18" draw:text-style-name="P6" draw:layer="layout" svg:width="5.204cm" svg:height="1.614cm" svg:x="18cm" svg:y="5.686cm">
          <text:p text:style-name="P6"><text:span text:style-name="T6">Readme</text:span></text:p>
        </draw:rect>
        <draw:line draw:style-name="gr3" draw:text-style-name="P2" draw:layer="layout" svg:x1="14.8cm" svg:y1="4.5cm" svg:x2="14.8cm" svg:y2="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8T22:16:43.29</meta:creation-date>
    <dc:date>2012-10-28T22:58:47.47</dc:date>
    <meta:editing-duration>PT42M1S</meta:editing-duration>
    <meta:editing-cycles>7</meta:editing-cycles>
    <meta:generator>OpenOffice.org/3.4$Win32 OpenOffice.org_project/340m1$Build-9590</meta:generator>
    <meta:document-statistic meta:object-count="98"/>
  </office:meta>
</office:document-meta>
</file>